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CoUPon</text:span></text:p>
          </table:table-cell>
          <table:table-cell table:style-name="Table1.A1" office:value-type="string">
            <text:p text:style-name="P9"><text:span text:style-name="T5">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Comia, Camille T.</text:span></text:p>
          </table:table-cell>
          <table:table-cell table:style-name="Table1.A1" office:value-type="string">
            <text:p text:style-name="P9"><text:span text:style-name="T5">Sprint No.</text:span></text:p>
          </table:table-cell>
          <table:table-cell table:style-name="Table1.D1" office:value-type="string">
            <text:p text:style-name="P9"><text:span text:style-name="T2">4</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March 21, 2018</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new.html.erb</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3"/>
          </table:table-cell>
          <table:table-cell table:style-name="Table3.D1" office:value-type="string">
            <text:p text:style-name="P13"/>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13"/>
          </table:table-cell>
          <table:table-cell table:style-name="Table3.D1" office:value-type="string">
            <text:p text:style-name="P13"/>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 methods</text:span></text:p>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Inline comments are found at the top of the statement using '</text:span><text:span text:style-name="T3">&lt;!--</text:span><text:span text:style-name="T9">' and '</text:span><text:span text:style-name="T3">--&gt;</text:span><text:span text:style-name="T9">'.</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Bracketing of block statements follows the following format:</text:span></text:p>
            <text:p text:style-name="P13"/>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
      <text:list xml:id="list718847489386279725" text:style-name="WWNum1">
        <text:list-item>
          <text:p text:style-name="P17"><text:soft-page-break/></text:p>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9"><text:span text:style-name="T9">[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6"><text:soft-page-break/></text:p>
      <text:list xml:id="list50808618168368" text:continue-numbering="true" text:style-name="WWNum1">
        <text:list-item>
          <text:p text:style-name="P17"/>
        </text:list-item>
        <text:list-item>
          <text:p text:style-name="P17"/>
        </text:list-item>
      </text:list>
      <text:p text:style-name="P6"/>
      <text:p text:style-name="P6"/>
      <text:p text:style-name="P6"/>
      <text:p text:style-name="P6"/>
      <text:list xml:id="list50807625193698" text:continue-numbering="true" text:style-name="WWNum1">
        <text:list-item>
          <text:p text:style-name="P18"><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4" meta:word-count="401" meta:character-count="2403" meta:non-whitespace-character-count="2063"/>
    <meta:generator>LibreOfficeDev/5.1.0.3$Linux_X86_64 LibreOffice_project/</meta:generator>
  </office:meta>
</office:document-meta>
</file>